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7.022cm"/>
    </style:style>
    <style:style style:name="co8" style:family="table-column">
      <style:table-column-properties fo:break-before="auto" style:column-width="5.424cm"/>
    </style:style>
    <style:style style:name="co9" style:family="table-column">
      <style:table-column-properties fo:break-before="auto" style:column-width="5.8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56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5.085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1.032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6.748cm"/>
    </style:style>
    <style:style style:name="co23" style:family="table-column">
      <style:table-column-properties fo:break-before="auto" style:column-width="1.482cm"/>
    </style:style>
    <style:style style:name="co24" style:family="table-column">
      <style:table-column-properties fo:break-before="auto" style:column-width="1.614cm"/>
    </style:style>
    <style:style style:name="co25" style:family="table-column">
      <style:table-column-properties fo:break-before="auto" style:column-width="1.402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9.206cm"/>
    </style:style>
    <style:style style:name="co28" style:family="table-column">
      <style:table-column-properties fo:break-before="auto" style:column-width="16.298cm"/>
    </style:style>
    <style:style style:name="co29" style:family="table-column">
      <style:table-column-properties fo:break-before="auto" style:column-width="10.821cm"/>
    </style:style>
    <style:style style:name="co30" style:family="table-column">
      <style:table-column-properties fo:break-before="auto" style:column-width="5.84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ff00c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660066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ff3333"/>
    </style:style>
    <style:style style:name="ce31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5" table:default-cell-style-name="ce30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ce30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18" table:default-cell-style-name="Default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9" office:value-type="string" calcext:value-type="string">
            <text:p>PENDING</text:p>
          </table:table-cell>
          <table:table-cell table:style-name="ce9" office:value-type="string" calcext:value-type="string">
            <text:p>ACCEPTED</text:p>
          </table:table-cell>
          <table:table-cell table:style-name="ce1" office:value-type="string" calcext:value-type="string">
            <text:p>AUTO</text:p>
          </table:table-cell>
          <table:table-cell table:style-name="ce9" office:value-type="string" calcext:value-type="string">
            <text:p>LIKE</text:p>
          </table:table-cell>
          <table:table-cell table:style-name="ce1" office:value-type="string" calcext:value-type="string">
            <text:p>IMPROV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VERSION TYPE SPECIAL</text:p>
          </table:table-cell>
          <table:table-cell/>
          <table:table-cell table:style-name="ce29" office:value-type="string" calcext:value-type="string">
            <text:p>EXTRA DATA →</text:p>
          </table:table-cell>
          <table:table-cell table:style-name="ce1" office:value-type="string" calcext:value-type="string">
            <text:p>PENDING TO REPAIR</text:p>
          </table:table-cell>
          <table:table-cell table:style-name="ce1" office:value-type="string" calcext:value-type="string">
            <text:p>DISABLED FOR ADWARE - PENDING TO REPAIR</text:p>
          </table:table-cell>
          <table:table-cell table:style-name="ce1" office:value-type="string" calcext:value-type="string">
            <text:p>UPDATE!</text:p>
          </table:table-cell>
          <table:table-cell table:style-name="ce1" office:value-type="string" calcext:value-type="string">
            <text:p>AUTOHOT KEY</text:p>
          </table:table-cell>
          <table:table-cell table:style-name="ce1" office:value-type="string" calcext:value-type="string">
            <text:p>ERROR UNINSTALLING</text:p>
          </table:table-cell>
          <table:table-cell table:style-name="ce29" office:value-type="string" calcext:value-type="string">
            <text:p>ANCIENT DATA →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ightly</text:p>
          </table:table-cell>
          <table:table-cell table:style-name="ce1" office:value-type="string" calcext:value-type="string">
            <text:p>dev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heck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 type</text:p>
          </table:table-cell>
          <table:table-cell table:style-name="ce1" office:value-type="string" calcext:value-type="string">
            <text:p>carefu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otes</text:p>
          </table:table-cell>
          <table:table-cell table:number-columns-repeated="2" table:style-name="ce1" office:value-type="string" calcext:value-type="string">
            <text:p>extended notes</text:p>
          </table:table-cell>
          <table:table-cell table:style-name="ce1" office:value-type="string" calcext:value-type="string">
            <text:p>MULTI</text:p>
          </table:table-cell>
          <table:table-cell table:style-name="ce66" table:number-columns-repeated="11"/>
          <table:table-cell table:number-columns-repeated="209"/>
        </table:table-row>
        <table:table-row table:style-name="ro2">
          <table:table-cell table:style-name="ce2" office:value-type="string" calcext:value-type="string">
            <text:p>tonigellida's chocolatey packages</text:p>
          </table:table-cell>
          <table:table-cell table:number-columns-repeated="23"/>
          <table:table-cell table:style-name="ce42" table:number-columns-repeated="3"/>
          <table:table-cell table:style-name="ce27" table:number-columns-repeated="3"/>
          <table:table-cell/>
          <table:table-cell table:style-name="ce42" table:number-columns-repeated="4"/>
          <table:table-cell table:number-columns-repeated="224"/>
        </table:table-row>
        <table:table-row table:style-name="ro3">
          <table:table-cell table:style-name="ce3" office:value-type="string" calcext:value-type="string">
            <text:p>360ts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own '/S'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 table:number-columns-repeated="7"/>
          <table:table-cell table:style-name="ce32" office:value-type="string" calcext:value-type="string">
            <text:p>enabled-reg 64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3" office:value-type="string" calcext:value-type="string">
            <text:p>0ad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9" office:value-type="string" calcext:value-type="string">
            <text:p>own '/S' AppData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27" office:value-type="string" calcext:value-type="string">
            <text:p>Installer exe</text:p>
          </table:table-cell>
          <table:table-cell table:style-name="ce27" office:value-type="string" calcext:value-type="string">
            <text:p>appdata</text:p>
          </table:table-cell>
          <table:table-cell table:style-name="ce28" office:value-type="string" calcext:value-type="string">
            <text:p>ALPHA - TREAT AS STABLE</text:p>
          </table:table-cell>
          <table:table-cell table:number-columns-repeated="9"/>
          <table:table-cell table:style-name="ce33" office:value-type="float" office:value="20140521" calcext:value-type="float">
            <text:p>20140521</text:p>
          </table:table-cell>
          <table:table-cell/>
          <table:table-cell table:style-name="ce41"/>
          <table:table-cell table:number-columns-repeated="2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acestream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style-name="ce27" table:number-columns-repeated="2"/>
          <table:table-cell table:style-name="ce32" office:value-type="string" calcext:value-type="string">
            <text:p>enabled-reg 86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2" office:value-type="string" calcext:value-type="string">
            <text:p>acr</text:p>
          </table:table-cell>
          <table:table-cell table:style-name="ce13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number-columns-repeated="2"/>
          <table:table-cell table:style-name="ce27" office:value-type="string" calcext:value-type="string">
            <text:p>file zip</text:p>
          </table:table-cell>
          <table:table-cell table:number-columns-repeated="10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6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d-awarefreeantivirus</text:p>
          </table:table-cell>
          <table:table-cell table:style-name="ce12"/>
          <table:table-cell table:number-columns-repeated="2"/>
          <table:table-cell table:style-name="Default"/>
          <table:table-cell table:number-columns-repeated="15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adblockpluschrome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/>
          <table:table-cell table:style-name="ce4" office:value-type="string" calcext:value-type="string">
            <text:p>wxp</text:p>
          </table:table-cell>
          <table:table-cell table:number-columns-repeated="2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firefox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ie</text:p>
          </table:table-cell>
          <table:table-cell table:style-name="ce12"/>
          <table:table-cell table:number-columns-repeated="15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32"/>
          <table:table-cell table:number-columns-repeated="5"/>
          <table:table-cell table:style-name="ce27"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opera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safari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style-name="ce38"/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7" calcext:value-type="float">
            <text:p>7</text:p>
          </table:table-cell>
          <table:table-cell table:style-name="ce2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dobeshockwaveplay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style-name="ce27" office:value-type="string" calcext:value-type="string">
            <text:p>filehippo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adwcleaner</text:p>
          </table:table-cell>
          <table:table-cell table:style-name="ce14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number-columns-repeated="13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comss.ru</text:p>
          </table:table-cell>
          <table:table-cell table:style-name="ce33" office:value-type="string" calcext:value-type="string">
            <text:p>enabled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/>
          <table:table-cell table:style-name="ce59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carefree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20" office:value-type="string" calcext:value-type="string">
            <text:p>'/VERYSILENT /SUPPRESSMSGBOXES /NORESTART /SP-'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number-columns-repeated="10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tweak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number-columns-repeated="10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business</text:p>
          </table:table-cell>
          <table:table-cell table:style-name="ce13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27" office:value-type="string" calcext:value-type="string">
            <text:p>file zip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3" office:value-type="string" calcext:value-type="string">
            <text:p>enabled</text:p>
          </table:table-cell>
          <table:table-cell table:style-name="ce27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engineer</text:p>
          </table:table-cell>
          <table:table-cell table:style-name="ce13"/>
          <table:table-cell/>
          <table:table-cell table:style-name="ce17"/>
          <table:table-cell/>
          <table:table-cell table:style-name="ce24"/>
          <table:table-cell table:style-name="ce25" office:value-type="string" calcext:value-type="string">
            <text:p>REG 86-64</text:p>
          </table:table-cell>
          <table:table-cell table:number-columns-repeated="2"/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style-name="ce43" table:number-columns-repeated="2"/>
          <table:table-cell table:style-name="ce32" office:value-type="string" calcext:value-type="string">
            <text:p>enabled-reg-cv 64</text:p>
          </table:table-cell>
          <table:table-cell table:style-name="ce27"/>
          <table:table-cell table:style-name="ce8"/>
          <table:table-cell table:number-columns-repeated="228"/>
        </table:table-row>
        <table:table-row table:style-name="ro3">
          <table:table-cell table:style-name="ce2" office:value-type="string" calcext:value-type="string">
            <text:p>aida64-extreme</text:p>
          </table:table-cell>
          <table:table-cell table:style-name="ce13"/>
          <table:table-cell/>
          <table:table-cell table:style-name="ce17"/>
          <table:table-cell/>
          <table:table-cell table:style-name="ce24"/>
          <table:table-cell table:style-name="ce25" office:value-type="string" calcext:value-type="string">
            <text:p>REG 86-64</text:p>
          </table:table-cell>
          <table:table-cell table:number-columns-repeated="2"/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-cv 64</text:p>
          </table:table-cell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61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ida64-networkaudit</text:p>
          </table:table-cell>
          <table:table-cell table:style-name="ce13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27" office:value-type="string" calcext:value-type="string">
            <text:p>file zip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3" office:value-type="string" calcext:value-type="string">
            <text:p>enabled</text:p>
          </table:table-cell>
          <table:table-cell table:style-name="ce27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llmyapps</text:p>
          </table:table-cell>
          <table:table-cell table:number-columns-repeated="5"/>
          <table:table-cell table:style-name="ce26" office:value-type="string" calcext:value-type="string">
            <text:p>FV APPDATA EXE+AUTOHOTKEY</text:p>
          </table:table-cell>
          <table:table-cell table:number-columns-repeated="13"/>
          <table:table-cell table:style-name="ce32"/>
          <table:table-cell table:number-columns-repeated="5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rduinoide</text:p>
          </table:table-cell>
          <table:table-cell table:number-columns-repeated="19"/>
          <table:table-cell table:style-name="ce32"/>
          <table:table-cell table:style-name="ce35" office:value-type="float" office:value="20140625" calcext:value-type="float">
            <text:p>20140625</text:p>
          </table:table-cell>
          <table:table-cell table:style-name="ce40"/>
          <table:table-cell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62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5" office:value-type="string" calcext:value-type="string">
            <text:p>arduinoidegalileo</text:p>
          </table:table-cell>
          <table:table-cell table:number-columns-repeated="20"/>
          <table:table-cell table:style-name="ce36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3" office:value-type="string" calcext:value-type="string">
            <text:p>ares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techspot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62"/>
          <table:table-cell table:style-name="ce65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ria2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tubecatch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string" calcext:value-type="string">
            <text:p>erase installer ketarin</text:p>
          </table:table-cell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7" office:value-type="string" calcext:value-type="string">
            <text:p>enabled-fv 64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/>
          <table:table-cell table:style-name="ce2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browsercleanup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3"/>
          <table:table-cell table:style-name="ce4"/>
          <table:table-cell table:style-name="ce2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freeantivirus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antivirusfree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vginternetsecurity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pctuneup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majorgeeks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irafreeantivirus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techspot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/>
          <table:table-cell table:style-name="ce36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2" office:value-type="string" calcext:value-type="string">
            <text:p>aviraiss</text:p>
          </table:table-cell>
          <table:table-cell table:number-columns-repeated="19"/>
          <table:table-cell table:style-name="ce32"/>
          <table:table-cell table:number-columns-repeated="5"/>
          <table:table-cell table:style-name="ce44" office:value-type="string" calcext:value-type="string">
            <text:p>OFFICI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 table:style-name="ce2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bitdefenderavfree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bleachbit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7" office:value-type="string" calcext:value-type="string">
            <text:p>enabled-fv 64</text:p>
          </table:table-cell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4" office:value-type="string" calcext:value-type="string">
            <text:p>bluej</text:p>
          </table:table-cell>
          <table:table-cell table:number-columns-repeated="19"/>
          <table:table-cell table:style-name="ce32"/>
          <table:table-cell table:number-columns-repeated="5"/>
          <table:table-cell table:style-name="ce27" table:number-columns-repeated="2"/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2v</text:p>
          </table:table-cell>
          <table:table-cell table:style-name="ce52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bluej-bundled</text:p>
          </table:table-cell>
          <table:table-cell table:number-columns-repeated="19"/>
          <table:table-cell table:style-name="ce32"/>
          <table:table-cell table:number-columns-repeated="5"/>
          <table:table-cell table:style-name="ce27" table:number-columns-repeated="2"/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2v</text:p>
          </table:table-cell>
          <table:table-cell table:style-name="ce52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ccp</text:p>
          </table:table-cell>
          <table:table-cell table:number-columns-repeated="19"/>
          <table:table-cell table:style-name="ce32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style-name="ce27" office:value-type="string" calcext:value-type="string">
            <text:p>techspot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2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ccenhanc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6" office:value-type="string" calcext:value-type="string">
            <text:p>ccleaner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'/S /L=$LCID' regAdd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number-columns-repeated="10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-cv 86</text:p>
          </table:table-cell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59"/>
          <table:table-cell table:number-columns-repeated="4"/>
          <table:table-cell table:style-name="ce36"/>
          <table:table-cell table:number-columns-repeated="220"/>
        </table:table-row>
        <table:table-row table:style-name="ro3">
          <table:table-cell table:style-name="ce2" office:value-type="string" calcext:value-type="string">
            <text:p>cdex</text:p>
          </table:table-cell>
          <table:table-cell table:number-columns-repeated="19"/>
          <table:table-cell table:style-name="ce32"/>
          <table:table-cell/>
          <table:table-cell table:style-name="ce40"/>
          <table:table-cell table:number-columns-repeated="3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lamwin</text:p>
          </table:table-cell>
          <table:table-cell table:number-columns-repeated="2"/>
          <table:table-cell table:style-name="ce4"/>
          <table:table-cell/>
          <table:table-cell table:style-name="ce23" office:value-type="string" calcext:value-type="string">
            <text:p>IMPROVE</text:p>
          </table:table-cell>
          <table:table-cell table:style-name="ce26" office:value-type="string" calcext:value-type="string">
            <text:p>FV EXE 86-64</text:p>
          </table:table-cell>
          <table:table-cell/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clover</text:p>
          </table:table-cell>
          <table:table-cell table:number-columns-repeated="19"/>
          <table:table-cell table:style-name="ce32"/>
          <table:table-cell table:number-columns-repeated="5"/>
          <table:table-cell table:style-name="ce43" table:number-columns-repeated="2"/>
          <table:table-cell table:style-name="ce32" office:value-type="string" calcext:value-type="string">
            <text:p>enabled-reg-cv 64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2" office:value-type="string" calcext:value-type="string">
            <text:p>colorconsole</text:p>
          </table:table-cell>
          <table:table-cell table:number-columns-repeated="2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ombofix</text:p>
          </table:table-cell>
          <table:table-cell table:number-columns-repeated="25"/>
          <table:table-cell table:number-columns-repeated="2" table:style-name="ce27" office:value-type="string" calcext:value-type="string">
            <text:p>bleeping computer</text:p>
          </table:table-cell>
          <table:table-cell table:style-name="ce33" office:value-type="string" calcext:value-type="string">
            <text:p>enabled</text:p>
          </table:table-cell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pu-z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cryenginesdk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S</text:p>
          </table:table-cell>
          <table:table-cell table:style-name="ce50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info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mark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uevanastorm</text:p>
          </table:table-cell>
          <table:table-cell table:number-columns-repeated="20"/>
          <table:table-cell table:style-name="ce7"/>
          <table:table-cell/>
          <table:table-cell table:style-name="ce40"/>
          <table:table-cell table:number-columns-repeated="2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aemontoolslit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slo.ru</text:p>
          </table:table-cell>
          <table:table-cell table:style-name="ce27"/>
          <table:table-cell table:style-name="ce27" office:value-type="string" calcext:value-type="string">
            <text:p>3u</text:p>
          </table:table-cell>
          <table:table-cell table:style-name="ce39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59"/>
          <table:table-cell/>
          <table:table-cell table:style-name="ce2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du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instalki.p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esignsparkpcb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3S</text:p>
          </table:table-cell>
          <table:table-cell table:style-name="ce39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esura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onic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disk2vhd</text:p>
          </table:table-cell>
          <table:table-cell table:number-columns-repeated="19"/>
          <table:table-cell table:style-name="ce32"/>
          <table:table-cell table:number-columns-repeated="5"/>
          <table:table-cell table:style-name="ce27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downloadapp</text:p>
          </table:table-cell>
          <table:table-cell table:number-columns-repeated="19"/>
          <table:table-cell table:style-name="ce32"/>
          <table:table-cell table:style-name="ce37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27" office:value-type="string" calcext:value-type="string">
            <text:p>OWNCLOUD</text:p>
          </table:table-cell>
          <table:table-cell table:style-name="ce27"/>
          <table:table-cell table:style-name="ce27" office:value-type="string" calcext:value-type="string">
            <text:p>O</text:p>
          </table:table-cell>
          <table:table-cell table:style-name="ce27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riverbooster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 table:style-name="ce59" table:number-columns-repeated="2"/>
          <table:table-cell table:number-columns-repeated="225"/>
        </table:table-row>
        <table:table-row table:style-name="ro3">
          <table:table-cell table:style-name="ce2" office:value-type="string" calcext:value-type="string">
            <text:p>drivergenius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dumet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2" office:value-type="string" calcext:value-type="string">
            <text:p>eagle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easybcd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emule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f-secureav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-secureis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lare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/>
          <table:table-cell table:style-name="ce41"/>
          <table:table-cell table:number-columns-repeated="2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ritzing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59" table:number-columns-repeated="2"/>
          <table:table-cell/>
          <table:table-cell table:style-name="ce7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gameboost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amedownload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tv</text:p>
          </table:table-cell>
          <table:table-cell table:style-name="ce36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any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nymotion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</text:p>
          </table:table-cell>
          <table:table-cell table:style-name="ce36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2" office:value-type="string" calcext:value-type="string">
            <text:p>githubforwindows</text:p>
          </table:table-cell>
          <table:table-cell table:number-columns-repeated="4"/>
          <table:table-cell table:style-name="ce23" office:value-type="string" calcext:value-type="string">
            <text:p>IMPROVE</text:p>
          </table:table-cell>
          <table:table-cell table:number-columns-repeated="14"/>
          <table:table-cell table:style-name="ce32"/>
          <table:table-cell table:number-columns-repeated="5"/>
          <table:table-cell table:style-name="ce43" office:value-type="string" calcext:value-type="string">
            <text:p>instalki.pl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disabled</text:p>
          </table:table-cell>
          <table:table-cell table:style-name="ce27" office:value-type="string" calcext:value-type="string">
            <text:p>1a</text:p>
          </table:table-cell>
          <table:table-cell table:style-name="ce52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oodsync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/>
          <table:table-cell table:style-name="ce4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hdtun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2" office:value-type="string" calcext:value-type="string">
            <text:p>hotswap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1" calcext:value-type="float">
            <text:p>11</text:p>
          </table:table-cell>
          <table:table-cell table:style-name="ce54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2" office:value-type="string" calcext:value-type="string">
            <text:p>heroesofnewerth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2S</text:p>
          </table:table-cell>
          <table:table-cell table:style-name="ce53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59"/>
          <table:table-cell/>
          <table:table-cell table:style-name="ce62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hpusbdisk</text:p>
          </table:table-cell>
          <table:table-cell table:number-columns-repeated="20"/>
          <table:table-cell table:style-name="ce37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2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ireboot</text:p>
          </table:table-cell>
          <table:table-cell table:number-columns-repeated="20"/>
          <table:table-cell table:style-name="ce33" office:value-type="float" office:value="20140817" calcext:value-type="float">
            <text:p>20140817</text:p>
          </table:table-cell>
          <table:table-cell table:number-columns-repeated="4"/>
          <table:table-cell table:style-name="ce27"/>
          <table:table-cell table:style-name="ce43"/>
          <table:table-cell table:style-name="ce45"/>
          <table:table-cell table:style-name="ce48" table:number-columns-repeated="2"/>
          <table:table-cell table:number-columns-repeated="228"/>
        </table:table-row>
        <table:table-row table:style-name="ro3">
          <table:table-cell table:style-name="ce2" office:value-type="string" calcext:value-type="string">
            <text:p>isoplex</text:p>
          </table:table-cell>
          <table:table-cell table:number-columns-repeated="22"/>
          <table:table-cell table:style-name="ce41"/>
          <table:table-cell table:number-columns-repeated="2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downloader</text:p>
          </table:table-cell>
          <table:table-cell table:number-columns-repeated="21"/>
          <table:table-cell table:style-name="ce40"/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rt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f</text:p>
          </table:table-cell>
          <table:table-cell table:style-name="ce36" office:value-type="string" calcext:value-type="string">
            <text:p>same link .exe file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kav</text:p>
          </table:table-cell>
          <table:table-cell table:number-columns-repeated="20"/>
          <table:table-cell table:style-name="ce36" office:value-type="float" office:value="20140709" calcext:value-type="float">
            <text:p>20140709</text:p>
          </table:table-cell>
          <table:table-cell table:number-columns-repeated="4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clean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7" office:value-type="string" calcext:value-type="string">
            <text:p>enabled-fv 64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icad</text:p>
          </table:table-cell>
          <table:table-cell table:number-columns-repeated="19"/>
          <table:table-cell table:style-name="ce32"/>
          <table:table-cell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kis</text:p>
          </table:table-cell>
          <table:table-cell table:number-columns-repeated="20"/>
          <table:table-cell table:style-name="ce36" office:value-type="float" office:value="20140709" calcext:value-type="float">
            <text:p>20140709</text:p>
          </table:table-cell>
          <table:table-cell table:number-columns-repeated="4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-litecodecpackbasic</text:p>
          </table:table-cell>
          <table:table-cell table:number-columns-repeated="14"/>
          <table:table-cell table:style-name="ce23" office:value-type="string" calcext:value-type="string">
            <text:p>ADWARE</text:p>
          </table:table-cell>
          <table:table-cell table:number-columns-repeated="4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techspot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standard</text:p>
          </table:table-cell>
          <table:table-cell table:number-columns-repeated="14"/>
          <table:table-cell table:style-name="ce23" office:value-type="string" calcext:value-type="string">
            <text:p>ADWARE</text:p>
          </table:table-cell>
          <table:table-cell table:number-columns-repeated="4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techspot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full</text:p>
          </table:table-cell>
          <table:table-cell table:number-columns-repeated="14"/>
          <table:table-cell table:style-name="ce23" office:value-type="string" calcext:value-type="string">
            <text:p>ADWARE</text:p>
          </table:table-cell>
          <table:table-cell table:number-columns-repeated="4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techspot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mega</text:p>
          </table:table-cell>
          <table:table-cell table:number-columns-repeated="14"/>
          <table:table-cell table:style-name="ce23" office:value-type="string" calcext:value-type="string">
            <text:p>ADWARE</text:p>
          </table:table-cell>
          <table:table-cell table:number-columns-repeated="4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techspot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ss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kvrt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27" office:value-type="string" calcext:value-type="string">
            <text:p>comss.ru</text:p>
          </table:table-cell>
          <table:table-cell table:style-name="ce27"/>
          <table:table-cell table:style-name="ce27" office:value-type="string" calcext:value-type="string">
            <text:p>1vrs</text:p>
          </table:table-cell>
          <table:table-cell table:style-name="ce50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2" office:value-type="string" calcext:value-type="string">
            <text:p>http://www.comss.ru/page.php?id=93#new</text:p>
          </table:table-cell>
          <table:table-cell table:number-columns-repeated="3"/>
          <table:table-cell table:style-name="ce2" office:value-type="string" calcext:value-type="string">
            <text:p>ftp://devbuilds.kaspersky-labs.com/devbuilds/AVPTool/avptool11.0.3/</text:p>
          </table:table-cell>
          <table:table-cell table:style-name="ce2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2" office:value-type="string" calcext:value-type="string">
            <text:p>light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ine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umo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63"/>
          <table:table-cell table:number-columns-repeated="223"/>
        </table:table-row>
        <table:table-row table:style-name="ro3">
          <table:table-cell table:style-name="ce2" office:value-type="string" calcext:value-type="string">
            <text:p>littleregistryclean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nv</text:p>
          </table:table-cell>
          <table:table-cell table:style-name="ce2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lftool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alwarebytes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eld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1vg</text:p>
          </table:table-cell>
          <table:table-cell table:style-name="ce53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4"/>
          <table:table-cell/>
          <table:table-cell table:style-name="ce2" office:value-type="string" calcext:value-type="string">
            <text:p>has git master version, integrate it?</text:p>
          </table:table-cell>
          <table:table-cell table:style-name="ce65" office:value-type="string" calcext:value-type="string">
            <text:p>important test</text:p>
          </table:table-cell>
          <table:table-cell table:style-name="ce8" table:number-columns-repeated="2"/>
          <table:table-cell table:number-columns-repeated="220"/>
        </table:table-row>
        <table:table-row table:style-name="ro3">
          <table:table-cell table:style-name="ce2" office:value-type="string" calcext:value-type="string">
            <text:p>messengerreviv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65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midori-brows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minetest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1" calcext:value-type="float">
            <text:p>11</text:p>
          </table:table-cell>
          <table:table-cell table:style-name="ce54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mipony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mousecontroll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s</text:p>
          </table:table-cell>
          <table:table-cell table:style-name="ce36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mozbackup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</text:p>
          </table:table-cell>
          <table:table-cell table:style-name="ce36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-launcher</text:p>
          </table:table-cell>
          <table:table-cell table:number-columns-repeated="19"/>
          <table:table-cell table:style-name="ce32"/>
          <table:table-cell table:number-columns-repeated="5"/>
          <table:table-cell table:style-name="ce27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mucommand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fficetabenterpris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nedrive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86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pswatsecurityscor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50" office:value-type="string" calcext:value-type="string">
            <text:p>same link .msi installer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otterbrowser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/>
          <table:table-cell table:style-name="ce41"/>
          <table:table-cell table:number-columns-repeated="2"/>
          <table:table-cell table:style-name="ce23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orwelldevcpp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s</text:p>
          </table:table-cell>
          <table:table-cell table:style-name="ce36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eazip</text:p>
          </table:table-cell>
          <table:table-cell table:number-columns-repeated="12"/>
          <table:table-cell table:style-name="ce31"/>
          <table:table-cell table:number-columns-repeated="4"/>
          <table:table-cell table:style-name="ce23" office:value-type="string" calcext:value-type="string">
            <text:p>ERROR UNINSTALLING</text:p>
          </table:table-cell>
          <table:table-cell table:style-name="ce31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a</text:p>
          </table:table-cell>
          <table:table-cell table:style-name="ce36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59"/>
          <table:table-cell/>
          <table:table-cell table:style-name="ce2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partitionwizard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17" office:value-type="string" calcext:value-type="string">
            <text:p>enabled-reg-cn 64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iratebrowser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1v4</text:p>
          </table:table-cell>
          <table:table-cell table:style-name="ce55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2" office:value-type="string" calcext:value-type="string">
            <text:p>torrent because direct is slow</text:p>
          </table:table-cell>
          <table:table-cell table:style-name="ce65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pokerth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</text:p>
          </table:table-cell>
          <table:table-cell table:style-name="ce36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opcorntime</text:p>
          </table:table-cell>
          <table:table-cell table:style-name="ce13"/>
          <table:table-cell/>
          <table:table-cell table:style-name="ce17"/>
          <table:table-cell table:number-columns-repeated="2"/>
          <table:table-cell table:style-name="ce26" office:value-type="string" calcext:value-type="string">
            <text:p>FV APPDATA EXE</text:p>
          </table:table-cell>
          <table:table-cell table:number-columns-repeated="14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1" calcext:value-type="float">
            <text:p>11</text:p>
          </table:table-cell>
          <table:table-cell table:style-name="ce54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qt packages *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3"/>
          <table:table-cell table:style-name="ce33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43" office:value-type="string" calcext:value-type="string">
            <text:p>OFFICIAL</text:p>
          </table:table-cell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qupzilla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8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2" office:value-type="string" calcext:value-type="string">
            <text:p>redeclips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</text:p>
          </table:table-cell>
          <table:table-cell table:style-name="ce36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evouninstallerpro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rmprepusb</text:p>
          </table:table-cell>
          <table:table-cell table:number-columns-repeated="19"/>
          <table:table-cell table:style-name="ce32"/>
          <table:table-cell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1v3</text:p>
          </table:table-cell>
          <table:table-cell table:style-name="ce56" office:value-type="string" calcext:value-type="string">
            <text:p>same link .zip with variable version and the same .exe installer inside a folder</text:p>
          </table:table-cell>
          <table:table-cell table:style-name="ce4"/>
          <table:table-cell/>
          <table:table-cell table:style-name="ce59"/>
          <table:table-cell/>
          <table:table-cell table:style-name="ce40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ollbackrx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57" office:value-type="string" calcext:value-type="string">
            <text:p>same link .exe with variable path</text:p>
          </table:table-cell>
          <table:table-cell table:number-columns-repeated="4"/>
          <table:table-cell table:style-name="ce8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implesystemtweak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martftp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a</text:p>
          </table:table-cell>
          <table:table-cell table:style-name="ce36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4">
          <table:table-cell table:style-name="ce2" office:value-type="string" calcext:value-type="string">
            <text:p>softwareinform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softwareinformer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/>
          <table:table-cell table:style-name="ce64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ongr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umo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86</text:p>
          </table:table-cell>
          <table:table-cell table:style-name="ce27" office:value-type="string" calcext:value-type="string">
            <text:p>11v1</text:p>
          </table:table-cell>
          <table:table-cell table:style-name="ce58" office:value-type="string" calcext:value-type="string">
            <text:p>same link .zip and variable .exe installer inside the same folder</text:p>
          </table:table-cell>
          <table:table-cell table:style-name="ce4"/>
          <table:table-cell/>
          <table:table-cell table:style-name="ce59"/>
          <table:table-cell/>
          <table:table-cell table:style-name="ce64"/>
          <table:table-cell table:number-columns-repeated="223"/>
        </table:table-row>
        <table:table-row table:style-name="ro3">
          <table:table-cell table:style-name="ce2" office:value-type="string" calcext:value-type="string">
            <text:p>sonyvegaspro</text:p>
          </table:table-cell>
          <table:table-cell table:number-columns-repeated="20"/>
          <table:table-cell table:style-name="ce33" office:value-type="float" office:value="20140816" calcext:value-type="float">
            <text:p>20140816</text:p>
          </table:table-cell>
          <table:table-cell table:style-name="ce2" office:value-type="string" calcext:value-type="string">
            <text:p>64bit</text:p>
          </table:table-cell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sopcast</text:p>
          </table:table-cell>
          <table:table-cell table:number-columns-repeated="20"/>
          <table:table-cell table:style-name="ce33" office:value-type="float" office:value="20140817" calcext:value-type="float">
            <text:p>20140817</text:p>
          </table:table-cell>
          <table:table-cell table:number-columns-repeated="6"/>
          <table:table-cell table:style-name="ce32" office:value-type="string" calcext:value-type="string">
            <text:p>disabled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2" office:value-type="string" calcext:value-type="string">
            <text:p>speedfan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ideroak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techspot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ybot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majorgeeks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2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plus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tartmenu8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menureviver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umo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undanc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26"/>
        </table:table-row>
        <table:table-row table:style-name="ro3">
          <table:table-cell table:style-name="ce2" office:value-type="string" calcext:value-type="string">
            <text:p>superantispywar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ystemninja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7" office:value-type="string" calcext:value-type="string">
            <text:p>time4popcorn</text:p>
          </table:table-cell>
          <table:table-cell table:style-name="ce13"/>
          <table:table-cell/>
          <table:table-cell table:style-name="ce4"/>
          <table:table-cell/>
          <table:table-cell table:style-name="ce24"/>
          <table:table-cell table:style-name="ce26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50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tdesktop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21" office:value-type="string" calcext:value-type="string">
            <text:p>own '/VERYSILENT /SUPPRESSMSGBOXES /NORESTART /SP-' AppData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41"/>
          <table:table-cell table:number-columns-repeated="2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tiggit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4"/>
          <table:table-cell table:style-name="ce20" office:value-type="string" calcext:value-type="string">
            <text:p>like advancedsystemcarefree</text:p>
          </table:table-cell>
          <table:table-cell table:number-columns-repeated="16"/>
          <table:table-cell table:style-name="ce38" office:value-type="float" office:value="20140422" calcext:value-type="float">
            <text:p>20140422</text:p>
          </table:table-cell>
          <table:table-cell table:number-columns-repeated="4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tinycad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nytask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rillian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32"/>
          <table:table-cell table:number-columns-repeated="5"/>
          <table:table-cell table:style-name="ce27" office:value-type="string" calcext:value-type="string">
            <text:p>filehippo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uneuputilities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style-name="ce60" office:value-type="string" calcext:value-type="string">
            <text:p>testing to integrate in automatic</text:p>
          </table:table-cell>
          <table:table-cell table:number-columns-repeated="2"/>
          <table:table-cell table:style-name="ce36"/>
          <table:table-cell table:number-columns-repeated="220"/>
        </table:table-row>
        <table:table-row table:style-name="ro3">
          <table:table-cell table:style-name="ce2" office:value-type="string" calcext:value-type="string">
            <text:p>ultraiso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unity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4"/>
          <table:table-cell table:style-name="ce2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3" office:value-type="string" calcext:value-type="string">
            <text:p>unity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4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unitywebplay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usbit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ut-client</text:p>
          </table:table-cell>
          <table:table-cell table:number-columns-repeated="19"/>
          <table:table-cell table:style-name="ce32"/>
          <table:table-cell table:number-columns-repeated="5"/>
          <table:table-cell table:style-name="ce27"/>
          <table:table-cell table:style-name="ce43"/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launcher</text:p>
          </table:table-cell>
          <table:table-cell table:number-columns-repeated="19"/>
          <table:table-cell table:style-name="ce32"/>
          <table:table-cell table:number-columns-repeated="5"/>
          <table:table-cell table:style-name="ce27"/>
          <table:table-cell table:style-name="ce43"/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server</text:p>
          </table:table-cell>
          <table:table-cell table:number-columns-repeated="19"/>
          <table:table-cell table:style-name="ce32"/>
          <table:table-cell table:number-columns-repeated="5"/>
          <table:table-cell table:style-name="ce27"/>
          <table:table-cell table:style-name="ce43"/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2" office:value-type="string" calcext:value-type="string">
            <text:p>viber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64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assapp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aterfox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32"/>
          <table:table-cell table:number-columns-repeated="5"/>
          <table:table-cell table:style-name="ce43" office:value-type="string" calcext:value-type="string">
            <text:p>OFFICIAL</text:p>
          </table:table-cell>
          <table:table-cell table:style-name="ce43" office:value-type="string" calcext:value-type="string">
            <text:p>owncloud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ebpi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incontig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dowsessentials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style-name="ce8" office:value-type="string" calcext:value-type="string">
            <text:p>LCID TO PUSH</text:p>
          </table:table-cell>
          <table:table-cell/>
          <table:table-cell table:style-name="ce36"/>
          <table:table-cell table:style-name="ce2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3" office:value-type="string" calcext:value-type="string">
            <text:p>windowsrepai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31"/>
          <table:table-cell table:number-columns-repeated="4"/>
          <table:table-cell table:style-name="ce23" office:value-type="string" calcext:value-type="string">
            <text:p>ERROR UNINSTALLING</text:p>
          </table:table-cell>
          <table:table-cell table:style-name="ce31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win-youtube-dl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style-name="ce27" table:number-columns-repeated="2"/>
          <table:table-cell table:style-name="ce45"/>
          <table:table-cell table:style-name="ce27"/>
          <table:table-cell table:number-columns-repeated="229"/>
        </table:table-row>
        <table:table-row table:style-name="ro3">
          <table:table-cell table:style-name="ce3" office:value-type="string" calcext:value-type="string">
            <text:p>winlockless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4"/>
          <table:table-cell table:style-name="ce22" office:value-type="string" calcext:value-type="string">
            <text:p>own webfile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infospyware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f</text:p>
          </table:table-cell>
          <table:table-cell table:style-name="ce36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rar</text:p>
          </table:table-cell>
          <table:table-cell table:number-columns-repeated="20"/>
          <table:table-cell table:style-name="ce39" office:value-type="float" office:value="20140615" calcext:value-type="float">
            <text:p>20140615</text:p>
          </table:table-cell>
          <table:table-cell table:number-columns-repeated="4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17" office:value-type="string" calcext:value-type="string">
            <text:p>enabled-reg-cn 86</text:p>
          </table:table-cell>
          <table:table-cell table:style-name="ce27" office:value-type="string" calcext:value-type="string">
            <text:p>1vs</text:p>
          </table:table-cell>
          <table:table-cell table:style-name="ce51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xonotic</text:p>
          </table:table-cell>
          <table:table-cell table:style-name="ce16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27" office:value-type="string" calcext:value-type="string">
            <text:p>file zip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1v2</text:p>
          </table:table-cell>
          <table:table-cell table:style-name="ce54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xvst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7" office:value-type="string" calcext:value-type="string">
            <text:p>zona</text:p>
          </table:table-cell>
          <table:table-cell table:style-name="ce16"/>
          <table:table-cell/>
          <table:table-cell table:style-name="ce4"/>
          <table:table-cell/>
          <table:table-cell table:style-name="ce23" office:value-type="string" calcext:value-type="string">
            <text:p>IMPROVE</text:p>
          </table:table-cell>
          <table:table-cell table:style-name="ce26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office:value-type="string" calcext:value-type="string">
            <text:p>No catch correct version from exe – uninstall not possible</text:p>
          </table:table-cell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8"/>
          <table:table-cell table:number-columns-repeated="25"/>
          <table:table-cell table:style-name="ce27"/>
          <table:table-cell table:number-columns-repeated="2"/>
          <table:table-cell table:style-name="ce27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>
          <table:table-cell/>
          <table:table-cell table:formula="of:=SUM([.B3:.B166])" office:value-type="float" office:value="14" calcext:value-type="float">
            <text:p>14</text:p>
          </table:table-cell>
          <table:table-cell table:formula="of:=SUM([.C3:.C166])" office:value-type="float" office:value="1" calcext:value-type="float">
            <text:p>1</text:p>
          </table:table-cell>
          <table:table-cell table:number-columns-repeated="23"/>
          <table:table-cell table:style-name="ce27" table:number-columns-repeated="4"/>
          <table:table-cell table:number-columns-repeated="229"/>
        </table:table-row>
        <table:table-row table:style-name="ro5" table:number-rows-repeated="4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 table:number-rows-repeated="52">
          <table:table-cell table:number-columns-repeated="26"/>
          <table:table-cell table:style-name="ce27"/>
          <table:table-cell table:number-columns-repeated="2"/>
          <table:table-cell table:style-name="ce27"/>
          <table:table-cell table:number-columns-repeated="229"/>
        </table:table-row>
        <table:table-row table:style-name="ro5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27"/>
          <table:table-cell table:number-columns-repeated="2"/>
          <table:table-cell table:style-name="ce27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27"/>
          <table:table-cell table:number-columns-repeated="2"/>
          <table:table-cell table:style-name="ce27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0:36:55.42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4:38:28.804000000</dc:date>
    <meta:editing-duration>PT7H44M5S</meta:editing-duration>
    <meta:editing-cycles>45</meta:editing-cycles>
    <meta:generator>LibreOffice/4.3.4.1$Windows_x86 LibreOffice_project/bc356b2f991740509f321d70e4512a6a54c5f243</meta:generator>
    <meta:document-statistic meta:table-count="2" meta:cell-count="1165" meta:object-count="0"/>
  </office:meta>
</office:document-meta>
</file>